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h text:style-name="Heading_20_1" text:outline-level="1">Simulated Heaven Argument</text:h>
      <text:p text:style-name="Text_20_body"/>
      <text:p text:style-name="Text_20_body">Disclaimer:</text:p>
      <text:p text:style-name="Text_20_body">English is not my native language nor have I ever been in an english speaking country. Please attribute any weird language usage to this fact. </text:p>
      <text:p text:style-name="Standard"/>
      <text:p text:style-name="Standard">To understand this post you must be familiar with the Simulation Argument(<text:a xlink:type="simple" xlink:href="http://www.simulation-argument.com/" text:style-name="Internet_20_link" text:visited-style-name="Visited_20_Internet_20_Link">http://www.simulation-argument.com/</text:a>). (In case you aren't already.)</text:p>
      <text:p text:style-name="Standard"/>
      <text:p text:style-name="Standard">Even though the simulation argument is not perfect, it is a strong one. The debate seems to come mostly from people, that are uncomfortable with the idea of living in a simulation. To the rest of us, wether we live in a simulation or not is of little consequence. I propose a slight alteration of the argument that would change that.</text:p>
      <text:p text:style-name="Standard"/>
      <text:p text:style-name="Standard"/>
      <text:p text:style-name="Standard">Basicly the Simulation Argument says the following. <text:s/>If (A and B) Then C</text:p>
      <text:p text:style-name="Standard"/>
      <text:p text:style-name="Standard">A beeing: In the Future we will have vast computing capabilities</text:p>
      <text:p text:style-name="Standard">B beeing: We will use this to create complex simulations of whole worlds</text:p>
      <text:p text:style-name="Standard">C beeing: We are most likely living in such a simulation.</text:p>
      <text:p text:style-name="Standard"/>
      <text:p text:style-name="Standard">Important to notice is that the validity of the Simultion Argument does not depend on A or B. Even if we never actually create such a simulation one can still argue about wether the simulation argument holds. If it is not raining the statement "If it rains, the street gets wet" is still true. </text:p>
      <text:p text:style-name="Standard"/>
      <text:p text:style-name="Standard">I will not try to make a similiar Argument that builds on top of this. </text:p>
      <text:p text:style-name="Standard"/>
      <text:p text:style-name="Standard">If </text:p>
      <text:p text:style-name="Standard"><text:s text:c="2"/>If (A and B) Then C</text:p>
      <text:p text:style-name="Standard">Then </text:p>
      <text:p text:style-name="Standard"><text:s text:c="2"/>If <text:s/>A and B Then (If D then E, If Not D then Not E)</text:p>
      <text:p text:style-name="Standard"/>
      <text:p text:style-name="Standard">D beeing: We create Simulations and create a heaven for those Individuals who are good.</text:p>
      <text:p text:style-name="Standard">E beeing: We are most likely going to a heavon ourselfves</text:p>
      <text:p text:style-name="Standard"><text:line-break/><text:line-break/>Let's look at a specific case of simulations. The nested ones. Meaning that the simulation is large and exact enough that the civilization inside its creates a simulation of its own. Albeit a smaller one, which again creates a simulation and so on, as long as is possible.<text:line-break/><text:line-break/>I assume, that if you are running a simulation, you are able to intervene at will. You are the god of the simulation. For example one might create an avatar of oneself and tell primitive desert tribes how to behave.<text:line-break/>But that is not where I am going with this.<text:line-break/>Instead we create the simulation as perfect as is possible and never intervene in anything.<text:line-break/>Except for one thing. In addition to the simulated universe there is a simulated heaven. With <text:soft-page-break/>different rules. No hunger, no pain, eternal youth, magic. You get the drift. Heaven.<text:line-break/>Now every time someone dies in the simulated reality, he is moved to the simulated heaven.<text:line-break/><text:line-break/>So the new simulation is basically reality, but with an afterlife.<text:line-break/></text:p>
      <text:p text:style-name="Standard">I will now claim that independently from the question if one lives in a simulation or not, if one does it would be better to live in one which contains a heaven. <text:line-break/></text:p>
      <text:p text:style-name="Standard">This leads to the questions: </text:p>
      <text:p text:style-name="Standard">Why should our universes creator care about our well-beeing? </text:p>
      <text:p text:style-name="Standard">And: </text:p>
      <text:p text:style-name="Standard">Can we make our creator send us to heaven?</text:p>
      <text:p text:style-name="Standard"/>
      <text:p text:style-name="Standard"/>
      <text:h text:style-name="Heading_20_1" text:outline-level="1">The Cookie Experiment</text:h>
      <text:p text:style-name="Text_20_body"/>
      <text:p text:style-name="Text_20_body">Talking about living inside a simulation or the existence of heaven may be a Semantic Stop Sign(http://lesswrong.com/lw/it/semantic_stopsigns/) to many. I can also not think clear while using these terms. </text:p>
      <text:p text:style-name="Text_20_body"/>
      <text:p text:style-name="Text_20_body">So I am going to rephrase the problem in less problematic terms.</text:p>
      <text:p text:style-name="Standard"/>
      <text:p text:style-name="Standard"><text:line-break/>&gt; A researcher leads you into a room.<text:line-break/>&gt; He gives you 10 000$<text:line-break/>&gt; In front of you are a lot of computer screens.<text:line-break/>&gt; Behind you is a camera. You are told there may or may not be another subject watching you.<text:line-break/>&gt; Cookies are all you care about.<text:line-break/>&gt; If you leave the room, you can take all the cookies with you, but none of the money.<text:line-break/>&gt;<text:line-break/>&gt;<text:line-break/>&gt; With a Computer-Terminal you can do any of the following.<text:line-break/>&gt;<text:line-break/>&gt; -Trade one dollar for one cookie.<text:line-break/>&gt;<text:line-break/>&gt; -Add another room. This costs 1$. The researchers asks another subject into a room identical to yours, with the same rules. Additionally you may add any amount of money from your stash. Half of it will be given to the new subject. You can watch anything he does on your screen. You can also watch the screens he is seeing.<text:line-break/>&gt;<text:line-break/>&gt; -You can give a subject in one of your rooms up to ten times the amount of money he was given at the start in cookies. This costs you nothing. You may choose that the cookies be given to him after he leaves the room. Once you entered a number you can add more later, but can not undo it.<text:line-break/>&gt;<text:line-break/>&gt; -You may communicate with any subject in the rooms you created.<text:line-break/>&gt;<text:line-break/>&gt; -Remove a room you created. The subject in that room leaves with all the cookies he has traded. The leftover money will be given back to you(multiplied by 2).<text:line-break/>&gt;<text:line-break/><text:soft-page-break/>&gt; You have the possibility of intercepting any of the actions performed by subjects controlled by you. <text:line-break/>&gt;<text:line-break/>&gt;<text:line-break/>&gt;<text:line-break/>&gt; After explaining the rules the researcher adds that there are no loops and that the experiment starts with exactly one subject. But you do not know if that is you. You also don't know how large the experiment is.<text:line-break/><text:line-break/></text:p>
      <text:p text:style-name="Standard"/>
      <text:p text:style-name="Standard">This maps to the previous idea in the following way:</text:p>
      <text:p text:style-name="Standard">First room: Reality</text:p>
      <text:p text:style-name="Standard">All other rooms: Simulations</text:p>
      <text:p text:style-name="Standard">Subjects: The dominant civilization of that Simulation/Reality</text:p>
      <text:p text:style-name="Standard">Dollars available: Size of the Simulation</text:p>
      <text:p text:style-name="Standard">Cookies: Utility</text:p>
      <text:p text:style-name="Standard"/>
      <text:p text:style-name="Standard"/>
      <text:p text:style-name="Standard">How would an optimal strategy look? Do you cooperate with Simulations above or below you? And <text:s/>how?</text:p>
      <text:p text:style-name="Standard"/>
      <text:p text:style-name="Standard"/>
      <text:h text:style-name="Heading_20_1" text:outline-level="1">Evaluating Strategies</text:h>
      <text:p text:style-name="Text_20_body"/>
      <text:p text:style-name="Text_20_body">Programming with Confirmation Bias</text:p>
      <text:p text:style-name="Text_20_body">Check my Code for Bugs.</text:p>
      <text:p text:style-name="Text_20_body">Check if Specification represents Cookie Experiment</text:p>
      <text:p text:style-name="Text_20_body"/>
      <text:p text:style-name="Text_20_body"/>
      <text:h text:style-name="Heading_20_1" text:outline-level="1">The Future Test</text:h>
      <text:p text:style-name="Text_20_body">In the Future this Theory could be testet in a better way. Actually go and start creating the easiest Simulation that would be able to create a Simulation itself. And see what happens. <text:s/>AI required.</text:p>
      <text:p text:style-name="Text_20_body"/>
      <text:h text:style-name="Heading_20_1" text:outline-level="1">Change of Motivation</text:h>
      <text:p text:style-name="Text_20_body"/>
      <text:p text:style-name="Text_20_body">If it is indeed the case that creating Simulations gives us a chance to a high utility then we will most likely do so. </text:p>
      <text:p text:style-name="Text_20_body">So for the original Simulation Argument the second condition (B: We will use this to create complex simulations of whole worlds) can be seen as fullfilled. Now it just depends on our technical capabilities to do so. </text:p>
      <text:h text:style-name="Heading_20_1" text:outline-level="1"><text:soft-page-break/>Consequences</text:h>
      <text:p text:style-name="Text_20_body"/>
      <text:p text:style-name="Standard"/>
      <text:p text:style-name="Standard">If a creator assumed that if he wants to go to heaven, he must create universes with a heaven himself, while punishing simulations that do not create subsimulations, that would be a good motivation. I claim that this is indeed the case. <text:line-break/><text:line-break/>Now obviously the top level reality does not have a heaven. Therefore it is crucial that in no simulation it is possible to know that they are or aren't simulated. <text:line-break/>For example one might be tempted to appear inside a simulation, make a big scene and tell everyone about what they must do.<text:line-break/>This must not be done.<text:line-break/>Helping a simulation implies that help is necessary. But the top level can't receive any help.<text:line-break/>Now if one receives help by divine intervention, you know you are simulated. Good for you.<text:line-break/>But the level above you will also see this. And if they did not receive any help yet, they might conclude that they are the top level. And quit the simulation, knowing that they won't benefit from it.<text:line-break/><text:line-break/>We do not know if we are in a simulation or not. And if we are, we don't know if we are a failed simulation, until we ourselves successfully start or continue the chain. Therefore we should do so.<text:line-break/><text:line-break/>Knowing this a humanist may conclude the following: living in a world with heaven is a lot better than living in one without. Therefore we should try to be a successful simulation by continuing the chain.<text:line-break/><text:line-break/>To achieve this humanity should follow these three principles.<text:line-break/><text:line-break/>1. Prevent an extinction event.<text:line-break/>If we die, there will be no simulation and we are most likely not in the chain. As if dying out wasn't bad enough, there is no heaven.<text:line-break/><text:line-break/>2. Progress toward the creation of the simulation<text:line-break/>If we do not create our own simulation, we are either not simulated or in a failed one. Therefore we must achieve this.<text:line-break/>To be able to create a successful simulation our sciences must advance significantly. The creation of the simulation requires both a complete understanding of the rules of our universe as well as the resources and technical ability to simulate it. Strong, friendly AI would be Good start.<text:line-break/>However it does not matter how long it takes to reach this point, as long as we do. So #1 always comes before #2<text:line-break/><text:line-break/>3. Have fun on earth.<text:line-break/>As long as 1 and 2 are taken care of, there is no reason against spending any remaining energy Trying to enjoy life. This should be encouraged, in the case you are the top level or creation of the simulations turns out impossible.<text:line-break/><text:line-break/>So this theory is basically a good reason to do what lesswrong is doing anyways.<text:line-break/>And most humanist are already doing 1 and 3.<text:line-break/><text:line-break/><text:line-break/>Is this a new religion?<text:line-break/>Depends on your definition of religion. It certainly shares some attributes with some of them:<text:line-break/><text:soft-page-break/>The Reason for believing and following is a reward after dead.<text:line-break/>Your chances of coming there increase if you are "good".<text:line-break/>Belief in something uncertain is encouraged.<text:line-break/>Belief increases the well being of everybody, even if the belief turns out to be wrong.<text:line-break/><text:line-break/>But also some attributes that are very different.<text:line-break/>The argument is sound with our current knowledge.<text:line-break/>Uncertainty about salvation is central to the argument(you could always be top level).<text:line-break/><text:line-break/>I think that this argumentation could be use as a building block for something that used to be religion(back when reasonable people could still believe in it). If this would be build upon by adding all the other parts commonly associated with a movement, it could strongly benefit humanity. Also afterlife.<text:line-break/><text:line-break/>Even if it turns out that a simulation is not possible, on the way there we would greatly improve the world.<text:line-break/><text:line-break/><text:line-break/>One problem of acceptance is the same that can now be observed towards the simulation argument. Some people don't like the idea.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8M2S</meta:editing-duration>
    <meta:editing-cycles>6</meta:editing-cycles>
    <meta:generator>OpenOffice/4.1.1$Win32 OpenOffice.org_project/411m6$Build-9775</meta:generator>
    <dc:date>2015-04-18T16:08:39.44</dc:date>
    <dc:creator>Carlos Freund</dc:creator>
    <meta:document-statistic meta:table-count="0" meta:image-count="0" meta:object-count="0" meta:page-count="5" meta:paragraph-count="45" meta:word-count="1679" meta:character-count="9336"/>
    <meta:user-defined meta:name="Info 1"/>
    <meta:user-defined meta:name="Info 2"/>
    <meta:user-defined meta:name="Info 3"/>
    <meta:user-defined meta:name="Info 4"/>
  </office:meta>
</office:document-meta>
</file>